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.789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5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 table:style-name="ce50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412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5:list.L5">
            <calcext:condition calcext:apply-style-name="Accent" calcext:value="=b" calcext:base-cell-address="list.L5"/>
          </calcext:conditional-format>
          <calcext:conditional-format calcext:target-range-address="list.B3:list.B151">
            <calcext:condition calcext:apply-style-name="Error" calcext:value="duplicate" calcext:base-cell-address="list.B3"/>
          </calcext:conditional-format>
          <calcext:conditional-format calcext:target-range-address="list.C3:list.C151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30:list.C131" table:on-update-keep-styles="true" table:on-update-keep-size="false"/>
        <table:database-range table:name="__Anonymous_Sheet_DB__0" table:target-range-address="list.B2:list.H15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9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9P0"/>
    </number:currency-style>
    <number:currency-style style:name="N15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1P0"/>
    </number:currency-style>
    <number:currency-style style:name="N15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52P0"/>
    </number:currency-style>
    <number:currency-style style:name="N15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3P0"/>
    </number:currency-style>
    <number:currency-style style:name="N15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55P0"/>
    </number:currency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currency-style style:name="N16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6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6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63P0"/>
    </number:currency-style>
    <number:date-style style:name="N164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5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70">
      <number:day number:calendar="jewish"/>
      <number:text> </number:text>
      <number:month number:calendar="jewish" number:style="long" number:textual="true"/>
    </number:date-style>
    <number:date-style style:name="N171">
      <number:month number:calendar="jewish" number:style="long" number:textual="true"/>
      <number:text> </number:text>
      <number:day number:calendar="jewish"/>
    </number:date-style>
    <number:date-style style:name="N172">
      <number:month number:calendar="jewish" number:style="long" number:textual="true"/>
      <number:text> </number:text>
      <number:year number:calendar="jewish" number:style="long"/>
    </number:date-style>
    <number:date-style style:name="N173">
      <number:month number:calendar="jewish" number:style="long" number:textual="true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00/00/00</text:date>, <text:time style:data-style-name="N2" text:time-value="10:06:44.24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1-05T10:08:23.172000000</dc:date>
    <meta:editing-duration>PT18H35M57S</meta:editing-duration>
    <meta:editing-cycles>387</meta:editing-cycles>
    <meta:document-statistic meta:table-count="1" meta:cell-count="1153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ExportList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
	'
	InitKoreanPartsList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pf.WriteLine( Chr( 10 ) &amp; Chr( 10 ) )
		pf.WriteLine( "&lt;br/&gt;&lt;br/&gt;" 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pf.WriteLine( "&lt;br/&gt;&lt;br/&gt;"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